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c1a" officeooo:paragraph-rsid="00039c1a"/>
    </style:style>
    <style:style style:name="P2" style:family="paragraph" style:parent-style-name="Standard" style:list-style-name="L1">
      <style:text-properties officeooo:rsid="00039c1a" officeooo:paragraph-rsid="00039c1a"/>
    </style:style>
    <style:style style:name="P3" style:family="paragraph" style:parent-style-name="Standard" style:list-style-name="L2">
      <style:text-properties officeooo:rsid="00039c1a" officeooo:paragraph-rsid="00039c1a"/>
    </style:style>
    <style:style style:name="P4" style:family="paragraph" style:parent-style-name="Standard" style:list-style-name="L3">
      <style:text-properties officeooo:rsid="00039c1a" officeooo:paragraph-rsid="00039c1a"/>
    </style:style>
    <style:style style:name="P5" style:family="paragraph" style:parent-style-name="Standard" style:list-style-name="L4">
      <style:text-properties officeooo:rsid="00039c1a" officeooo:paragraph-rsid="00039c1a"/>
    </style:style>
    <style:style style:name="P6" style:family="paragraph" style:parent-style-name="Standard" style:list-style-name="L5">
      <style:text-properties officeooo:rsid="00039c1a" officeooo:paragraph-rsid="00039c1a"/>
    </style:style>
    <style:style style:name="P7" style:family="paragraph" style:parent-style-name="Standard" style:list-style-name="L7">
      <style:text-properties officeooo:rsid="00039c1a" officeooo:paragraph-rsid="0008dacb"/>
    </style:style>
    <style:style style:name="P8" style:family="paragraph" style:parent-style-name="Standard" style:list-style-name="L7">
      <style:text-properties officeooo:paragraph-rsid="00039c1a"/>
    </style:style>
    <style:style style:name="T1" style:family="text">
      <style:text-properties officeooo:rsid="0004941d"/>
    </style:style>
    <style:style style:name="T2" style:family="text">
      <style:text-properties officeooo:rsid="000539d7"/>
    </style:style>
    <style:style style:name="T3" style:family="text">
      <style:text-properties officeooo:rsid="0006e017"/>
    </style:style>
    <style:style style:name="T4" style:family="text">
      <style:text-properties officeooo:rsid="0009ac46"/>
    </style:style>
    <style:style style:name="T5" style:family="text">
      <style:text-properties officeooo:rsid="000add5d"/>
    </style:style>
    <style:style style:name="T6" style:family="text">
      <style:text-properties officeooo:rsid="000cd1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le cadre de la matière "ingénierie des logiciels libres", la promotion M2SILI avait pour mission de créer un compilateur pour le langage "EZ language".</text:p>
      <text:p text:style-name="P1">Plusieurs groupes se sont formés afin de mener à bien ce projet:</text:p>
      <text:list xml:id="list2743273613330708777" text:style-name="L1">
        <text:list-item>
          <text:p text:style-name="P2"><text:span text:style-name="T3">G</text:span>roupe organisation: </text:p>
        </text:list-item>
      </text:list>
      <text:p text:style-name="P1"><text:tab/>ce groupe avait pour mission, de mettre en place une organisation global du projet, gérer une communication entre les groupes, choisir les technologies à mettre en place pour le déroulement du projet, gérer une affectation des tâches de manière équitable <text:span text:style-name="T2">ainsi que de mettre en place la plateforme d’intégration continue.</text:span></text:p>
      <text:p text:style-name="P1"/>
      <text:list xml:id="list7747485260638378522" text:style-name="L2">
        <text:list-item>
          <text:p text:style-name="P3"><text:span text:style-name="T3">G</text:span>roupe architecture: </text:p>
        </text:list-item>
      </text:list>
      <text:p text:style-name="P1"><text:tab/>grâce à nos architectes qui ont mis tout leurs savoir faire <text:span text:style-name="T1">afin de réaliser :</text:span> </text:p>
      <text:list xml:id="list5773904167666557078" text:style-name="L7">
        <text:list-item>
          <text:p text:style-name="P8">la création du fichier de compilation (le makefile)</text:p>
        </text:list-item>
        <text:list-item>
          <text:p text:style-name="P7">gestion des options de compilation </text:p>
        </text:list-item>
        <text:list-item>
          <text:p text:style-name="P7">gestion des options de compilation </text:p>
        </text:list-item>
        <text:list-item>
          <text:p text:style-name="P7">gestions du déploiement</text:p>
        </text:list-item>
        <text:list-item>
          <text:p text:style-name="P7">gestion de la coloration syntaxique </text:p>
        </text:list-item>
      </text:list>
      <text:p text:style-name="P1"/>
      <text:list xml:id="list8964394940255794765" text:style-name="L3">
        <text:list-item>
          <text:p text:style-name="P4"><text:span text:style-name="T4">G</text:span>roupe langage </text:p>
        </text:list-item>
      </text:list>
      <text:p text:style-name="P1"><text:tab/>ce groupe s'occuper de la rédaction de la documentation du langage, et ce afin de faciliter la création du compilateur </text:p>
      <text:p text:style-name="P1"/>
      <text:list xml:id="list8957202705716124228" text:style-name="L4">
        <text:list-item>
          <text:p text:style-name="P5"><text:span text:style-name="T5">G</text:span>roupe compilation </text:p>
        </text:list-item>
      </text:list>
      <text:p text:style-name="P1"><text:tab/>un groupe de développeurs chargé du développement du compilateur</text:p>
      <text:p text:style-name="P1"/>
      <text:list xml:id="list8789090765193693359" text:style-name="L5">
        <text:list-item>
          <text:p text:style-name="P6"><text:span text:style-name="T6">G</text:span>roupe diffusion </text:p>
        </text:list-item>
      </text:list>
      <text:p text:style-name="P1"><text:tab/>le groupe s'occupe de la publication du langage via un site internet, ainsi que la création des tutoriels et de la documentation associé au langage,</text:p>
      <text:p text:style-name="P1"/>
      <text:p text:style-name="P1">le but de la création du langage EZ et son compilateur, est de mettre en place un langage procédural, proche du C++ mais qui soit facile d’utilisation. un langage verbale plus explicite et qui facilite l'apprentissage d'un développeur débu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3:58:17.868920025</meta:creation-date>
    <dc:date>2017-02-02T09:20:11.302995475</dc:date>
    <meta:editing-duration>PT12M23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241" meta:character-count="1483" meta:non-whitespace-character-count="1255"/>
  </office:meta>
</office:document-meta>
</file>